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fill-image-width="0cm" draw:fill-image-height="0cm" draw:textarea-horizontal-align="left" draw:textarea-vertical-align="bottom" draw:auto-grow-height="false" fo:min-height="2.25cm" fo:wrap-option="wrap"/>
    </style:style>
    <style:style style:name="gr2" style:family="graphic" style:parent-style-name="standard" style:list-style-name="L1">
      <style:graphic-properties draw:stroke="none" draw:fill="none" draw:fill-color="#ffffff" draw:fill-image-width="0cm" draw:fill-image-height="0cm" draw:textarea-horizontal-align="left" draw:textarea-vertical-align="bottom" draw:auto-grow-height="false" fo:min-height="2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draw:fill="none" draw:fill-color="#ffffff" draw:auto-grow-height="false" draw:fit-to-size="shrink-to-fit" style:shrink-to-fit="true" fo:min-height="12.75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subtitle">
      <style:graphic-properties draw:fill-color="#ffffff"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8.5cm" style:use-optimal-column-width="false"/>
    </style:style>
    <style:style style:name="ro1" style:family="table-row">
      <style:table-row-properties style:row-height="0.937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 draw:fill-image-width="0cm" draw:fill-image-height="0cm"/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Hizkuntza patologiak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draw:frame draw:style-name="gr1" draw:text-style-name="P2" draw:layer="layout" svg:width="26cm" svg:height="2.5cm" svg:x="1cm" svg:y="9.25cm">
          <draw:text-box>
            <text:p/>
          </draw:text-box>
        </draw:frame>
        <draw:frame draw:style-name="gr2" draw:text-style-name="P2" draw:layer="layout" svg:width="26cm" svg:height="2.5cm" svg:x="1cm" svg:y="9.25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eurohizkuntzalaritzaz</text:p>
          </draw:text-box>
        </draw:frame>
        <draw:frame presentation:style-name="pr5" draw:text-style-name="P4" draw:layer="layout" svg:width="25.5cm" svg:height="13cm" svg:x="1cm" svg:y="5.5cm" presentation:class="subtitle">
          <draw:text-box>
            <text:list text:style-name="L2">
              <text:list-item>
                <text:p text:style-name="P3">Neurohizkuntzalaritza = Neurologia + Hizkuntzalaritza</text:p>
              </text:list-item>
              <text:list-item>
                <text:p text:style-name="P3"/>
              </text:list-item>
              <text:list-item>
                <text:p text:style-name="P3"/>
              </text:list-item>
              <text:list-item>
                <text:p text:style-name="P3">Lokalizaziozionistak Vs Konexionistak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aruna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Ideia hizkuntzara daramagu, garunean</text:p>
              </text:list-item>
              <text:list-item>
                <text:p>Nerbio sistema:</text:p>
                <text:list>
                  <text:list-item>
                    <text:p>Zentrala</text:p>
                  </text:list-item>
                  <text:list-item>
                    <text:p>Periferikoa</text:p>
                    <text:list>
                      <text:list-item>
                        <text:p>Mintzamena</text:p>
                      </text:list-item>
                      <text:list-item>
                        <text:p>Idazmena</text:p>
                      </text:list-item>
                      <text:list-item>
                        <text:p>Keinu hizkuntza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izkuntza Nahasmenak</text:p>
          </draw:text-box>
        </draw:frame>
        <draw:frame draw:style-name="standard" draw:layer="layout" svg:width="25.499cm" svg:height="6.92cm" svg:x="1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>Organikoa</text:p>
              </table:table-cell>
              <table:table-cell>
                <text:p>Funtzionala</text:p>
              </table:table-cell>
              <table:table-cell>
                <text:p>Bigarren mailakoa</text:p>
              </table:table-cell>
            </table:table-row>
            <table:table-row table:style-name="ro1" table:default-cell-style-name="gray2">
              <table:table-cell>
                <text:p>Afasia</text:p>
                <text:p>Anartria</text:p>
                <text:p>Alexia</text:p>
                <text:p>Agrafia</text:p>
                <text:p>Disfasia</text:p>
                <text:p>Disartria</text:p>
                <text:p>Hipoakusia</text:p>
                <text:p>Audio</text:p>
              </table:table-cell>
              <table:table-cell>
                <text:p>Hizkeraren atzerapen sinpleak</text:p>
                <text:p>Disfasia ebolutiboa</text:p>
                <text:p>Dislexia ebolutiboa</text:p>
                <text:p>Dislalia</text:p>
                <text:p>Disfemia</text:p>
                <text:p>Disfonia</text:p>
              </table:table-cell>
              <table:table-cell>
                <text:p>Nahasmen deribatuak (THDA, epilepsia….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punteetan aberats. 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Orain lanera</text:p>
              </text:list-item>
            </text:list>
          </draw:text-box>
        </draw:frame>
        <draw:frame draw:style-name="gr4" draw:text-style-name="P5" draw:layer="layout" svg:width="25.5cm" svg:height="13cm" svg:x="1cm" svg:y="5.5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Betegarririk_20_eta_20_marrarik_20_gabeko_20_objektua" style:display-name="Betegarririk eta marrarik gabeko objektu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zenbakia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zenbakia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zenbakia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zenbakia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zenbakia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5T10:48:08.694417004</meta:creation-date>
    <meta:editing-duration>PT11M36S</meta:editing-duration>
    <meta:editing-cycles>2</meta:editing-cycles>
    <meta:generator>LibreOffice/6.0.7.3$Linux_X86_64 LibreOffice_project/00m0$Build-3</meta:generator>
    <dc:title>Alizarin</dc:title>
    <meta:initial-creator>Juan Abasolo</meta:initial-creator>
    <dc:date>2019-10-15T10:59:41.249602239</dc:date>
    <dc:creator>Juan Abasolo</dc:creator>
    <meta:document-statistic meta:object-count="60"/>
  </office:meta>
</office:document-meta>
</file>